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quareRoots-CubeRoot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DecimalFraction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93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9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6:39:37</meta:creation-date>
    <dc:date>2020-04-07T19:41:15</dc:date>
    <dc:creator>Akshat Zala</dc:creator>
    <meta:editing-duration>PT4H11M17S</meta:editing-duration>
    <meta:editing-cycles>28</meta:editing-cycles>
    <meta:generator>OpenOffice/4.1.6$Unix OpenOffice.org_project/416m1$Build-9790</meta:generator>
    <meta:document-statistic meta:table-count="3" meta:cell-count="87" meta:object-count="0"/>
  </office:meta>
</office:document-meta>
</file>